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onTriggerTests.setup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ronTriggerTests.incrementMonthAndRollover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ronTriggerTests.secondRangeInvalid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onTriggerTests.incrementSecondAndRollover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ronTriggerTests.matchSpecificSecond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onTriggerTests.secondIncrementer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nTriggerTests.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nTriggerTests.incrementMonth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ronTriggerTests.dailyTriggerOnDaylightSavingBoundary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ronTriggerTests.incrementMinute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ronTriggerTests.minuteInvalid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onTriggerTests.sundayIsZero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nTriggerTests.incrementSecondWithPreviousExecutionTooEarly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ronTriggerTests.dayNames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nTriggerTests.monthInvalid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onTriggerTests.minuteRangeInvalid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onTriggerTests.daylightSavingMissingHour( Date localDateTime , TimeZone timeZon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ronTriggerTests.hourRangeInvalid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onTriggerTests.getTriggerContext( Date lastCompletio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ronTriggerTests.whitespace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nTriggerTests.secondInvalid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onTriggerTests.incrementDayOfWeekAndRollover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ronTriggerTests.incrementDayOfMonthByOne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ronTriggerTests.weekDaySequence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ronTriggerTests.dailyTriggerInShortMonth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ronTriggerTests.specificHourSecond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ronTriggerTests.dayOfWeekIndifferent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nTriggerTests.hourIncrementer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nTriggerTests.monthRangeInvalid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onTriggerTests.incrementHourAndRollover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ronTriggerTests.matchAll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nTriggerTests.matchLastSecond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ronTriggerTests.nonExistentSpecificDate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ronTriggerTests.monthSequence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CronTriggerTests.monthNamesMixedCase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nTriggerTests.monthInvalidTooSmall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onTriggerTests.specificMinuteSecond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ronTriggerTests.leapYearSpecificDate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ronTriggerTests.sundaySynonym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nTriggerTests.incrementMinuteAndRollover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ronTriggerTests.incrementMinuteByOne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ronTriggerTests.hourInvalid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onTriggerTests.incrementDayOfMonth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ronTriggerTests.assertMatchesNextSecond( CronTrigger trigger , Calendar calend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nTriggerTests.incrementSecondByOne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ronTriggerTests.specificMinuteHour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ronTriggerTests.dailyTriggerInLongMonth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ronTriggerTests.roundup( Calendar calend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onTriggerTests.specificDayOfMonthSecond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ronTriggerTests.monthlyTriggerInShortMonth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ronTriggerTests.dayRangeInvalid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onTriggerTests.incrementHour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ronTriggerTests.specificDate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ronTriggerTests.dayOfMonthInvalid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onTriggerTests.dayInvalid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onTriggerTests.monthNames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nTriggerTests.secondRange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ronTriggerTests.incrementDayOfMonthAndRollover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ronTriggerTests.secondIncrementerWithRange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ronTriggerTests.incrementDayOfWeekByOne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ronTriggerTests.monthlyTriggerInLongMonth( Date localDateTim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